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4pt" fo:font-weight="bold" officeooo:rsid="0026a34e" officeooo:paragraph-rsid="0026a34e" style:font-size-asian="12.25pt" style:font-weight-asian="bold" style:font-size-complex="14pt" style:font-weight-complex="bold"/>
    </style:style>
    <style:style style:name="P2" style:family="paragraph" style:parent-style-name="Standard">
      <style:text-properties style:text-position="0% 100%" fo:font-size="12pt" fo:font-weight="normal" officeooo:rsid="0022afbd" officeooo:paragraph-rsid="0029f3ae" style:font-size-asian="10.5pt" style:font-weight-asian="normal" style:font-size-complex="12pt" style:font-weight-complex="normal"/>
    </style:style>
    <style:style style:name="P3" style:family="paragraph" style:parent-style-name="Standard">
      <style:text-properties style:text-position="0% 100%" fo:font-size="12pt" fo:font-weight="normal" officeooo:rsid="0022afbd" officeooo:paragraph-rsid="002da5cb" style:font-size-asian="10.5pt" style:font-weight-asian="normal" style:font-size-complex="12pt" style:font-weight-complex="normal"/>
    </style:style>
    <style:style style:name="P4" style:family="paragraph" style:parent-style-name="Standard">
      <style:text-properties style:text-position="0% 100%" fo:font-size="12pt" fo:font-weight="normal" officeooo:rsid="0024970a" officeooo:paragraph-rsid="0022afbd" style:font-size-asian="10.5pt" style:font-weight-asian="normal" style:font-size-complex="12pt" style:font-weight-complex="normal"/>
    </style:style>
    <style:style style:name="P5" style:family="paragraph" style:parent-style-name="Standard">
      <style:text-properties style:text-position="0% 100%" fo:font-size="14pt" fo:font-weight="bold" officeooo:rsid="0035aa64" officeooo:paragraph-rsid="0035aa64" style:font-size-asian="12.25pt" style:font-weight-asian="bold" style:font-size-complex="14pt" style:font-weight-complex="bold"/>
    </style:style>
    <style:style style:name="P6" style:family="paragraph" style:parent-style-name="Standard">
      <style:text-properties style:text-position="0% 100%" fo:font-size="14pt" fo:font-weight="bold" officeooo:rsid="0038b99d" officeooo:paragraph-rsid="0038b99d" style:font-size-asian="12.25pt" style:font-weight-asian="bold" style:font-size-complex="14pt" style:font-weight-complex="bold"/>
    </style:style>
    <style:style style:name="P7" style:family="paragraph" style:parent-style-name="Standard">
      <style:text-properties style:text-position="0% 100%" fo:font-size="12pt" fo:font-weight="normal" officeooo:rsid="002f24f2" officeooo:paragraph-rsid="002f24f2" style:font-size-asian="10.5pt" style:font-weight-asian="normal" style:font-size-complex="12pt" style:font-weight-complex="normal"/>
    </style:style>
    <style:style style:name="P8" style:family="paragraph" style:parent-style-name="Standard">
      <style:text-properties style:text-position="0% 100%" fo:font-size="12pt" fo:font-weight="normal" officeooo:rsid="0022afbd" officeooo:paragraph-rsid="002da5cb" style:font-size-asian="10.5pt" style:font-weight-asian="normal" style:font-size-complex="12pt" style:font-weight-complex="normal"/>
    </style:style>
    <style:style style:name="P9" style:family="paragraph" style:parent-style-name="Standard">
      <style:text-properties style:text-position="0% 100%" fo:font-size="12pt" fo:font-weight="normal" officeooo:rsid="0022afbd" officeooo:paragraph-rsid="003128d3" style:font-size-asian="10.5pt" style:font-weight-asian="normal" style:font-size-complex="12pt" style:font-weight-complex="normal"/>
    </style:style>
    <style:style style:name="P10" style:family="paragraph" style:parent-style-name="Standard">
      <style:text-properties style:text-position="0% 100%" fo:font-size="12pt" fo:font-weight="normal" officeooo:rsid="0022afbd" officeooo:paragraph-rsid="002db071" style:font-size-asian="10.5pt" style:font-weight-asian="normal" style:font-size-complex="12pt" style:font-weight-complex="normal"/>
    </style:style>
    <style:style style:name="P11" style:family="paragraph" style:parent-style-name="Standard">
      <style:text-properties style:text-position="0% 100%" fo:font-size="12pt" fo:font-weight="normal" officeooo:rsid="0022afbd" officeooo:paragraph-rsid="0029f3ae" style:font-size-asian="10.5pt" style:font-weight-asian="normal" style:font-size-complex="12pt" style:font-weight-complex="normal"/>
    </style:style>
    <style:style style:name="P12" style:family="paragraph" style:parent-style-name="Standard">
      <style:text-properties style:text-position="0% 100%" fo:font-size="12pt" fo:font-weight="normal" officeooo:rsid="0026a34e" officeooo:paragraph-rsid="00305c60" style:font-size-asian="10.5pt" style:font-weight-asian="normal" style:font-size-complex="12pt" style:font-weight-complex="normal"/>
    </style:style>
    <style:style style:name="P13" style:family="paragraph" style:parent-style-name="Standard">
      <style:text-properties style:text-position="0% 100%" fo:font-size="12pt" fo:font-weight="normal" officeooo:rsid="003447e2" officeooo:paragraph-rsid="003447e2" style:font-size-asian="10.5pt" style:font-weight-asian="normal" style:font-size-complex="12pt" style:font-weight-complex="normal"/>
    </style:style>
    <style:style style:name="P14" style:family="paragraph" style:parent-style-name="Standard">
      <style:text-properties style:text-position="0% 100%" fo:font-size="12pt" fo:font-weight="normal" officeooo:rsid="0035aa64" officeooo:paragraph-rsid="0035aa64" style:font-size-asian="10.5pt" style:font-weight-asian="normal" style:font-size-complex="12pt" style:font-weight-complex="normal"/>
    </style:style>
    <style:style style:name="P15" style:family="paragraph" style:parent-style-name="Standard">
      <style:text-properties style:text-position="0% 100%" fo:font-size="12pt" fo:font-weight="normal" officeooo:rsid="0038b99d" officeooo:paragraph-rsid="003ba6ec" style:font-size-asian="10.5pt" style:font-weight-asian="normal" style:font-size-complex="12pt" style:font-weight-complex="normal"/>
    </style:style>
    <style:style style:name="P16" style:family="paragraph" style:parent-style-name="Standard">
      <style:text-properties style:text-position="0% 100%" fo:font-size="12pt" fo:font-weight="normal" officeooo:rsid="003ba6ec" officeooo:paragraph-rsid="003ba6ec" style:font-size-asian="10.5pt" style:font-weight-asian="normal" style:font-size-complex="12pt" style:font-weight-complex="normal"/>
    </style:style>
    <style:style style:name="T1" style:family="text">
      <style:text-properties officeooo:rsid="002f24f2"/>
    </style:style>
    <style:style style:name="T2" style:family="text">
      <style:text-properties officeooo:rsid="00305c60"/>
    </style:style>
    <style:style style:name="T3" style:family="text">
      <style:text-properties officeooo:rsid="003128d3"/>
    </style:style>
    <style:style style:name="T4" style:family="text">
      <style:text-properties officeooo:rsid="0032d5a4"/>
    </style:style>
    <style:style style:name="T5" style:family="text">
      <style:text-properties officeooo:rsid="003447e2"/>
    </style:style>
    <style:style style:name="T6" style:family="text">
      <style:text-properties officeooo:rsid="0036de05"/>
    </style:style>
    <style:style style:name="T7" style:family="text">
      <style:text-properties officeooo:rsid="003a0e0b"/>
    </style:style>
    <style:style style:name="T8" style:family="text">
      <style:text-properties officeooo:rsid="003ba6ec"/>
    </style:style>
    <style:style style:name="T9" style:family="text">
      <style:text-properties officeooo:rsid="003c90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THE ARK</text:p>
      <text:p text:style-name="P1">MARTINUS</text:p>
      <text:p text:style-name="P1"/>
      <text:p text:style-name="P12">Martinus removed <text:span text:style-name="T1">t</text:span>his power armour apparently the being in the void didn’t just alter his mind it also altered his body. <text:span text:style-name="T1">The ports that would usually connect his mind and body to this armour was removed</text:span>. <text:s/><text:span text:style-name="T1">without</text:span> <text:span text:style-name="T1">the connection it could</text:span> no longer provide the boost <text:span text:style-name="T1">to his</text:span> physical abilities. <text:span text:style-name="T1">He inspected the armour, the armour was sub par for his taste. Most members of the Salamanders had on of the best equipment among all the forces of the Imperium and in his mind the Salamanders had the best. Based from his inspection this armour wasn’t even worthy of being a power armour. It was too heavy weighing three times a normal power armour should weigh. It didn’t have any cooling and heating which is very helpful in a prolonged combat. There also wasn’t other useful things like an inbuilt vox-box. It was also too rigid for smooth flowing movements so he decided to make adjustments to it later.</text:span></text:p>
      <text:p text:style-name="P12"/>
      <text:p text:style-name="P12">He <text:span text:style-name="T2">looked around and</text:span> took the power sword that came with him. <text:span text:style-name="T2">He</text:span> took it out of the scabbard, <text:span text:style-name="T2">t</text:span>his power sword was important to him. <text:span text:style-name="T2">It</text:span> was a gift <text:span text:style-name="T2">for becoming a space marine </text:span>by the man <text:span text:style-name="T2">which </text:span>took him <text:span text:style-name="T2">as an</text:span> apprentice. The sword looked very plain only decorated by dull grey skull in the mid section where the blade met the handle. Both the blade and the handle however had no decoration both coloured a dull grey. The blade a dull light grey and the handle a dull dark grey. <text:span text:style-name="T3">It had a moderately sized pommel at the end of the hilt. Over all making it looked very clean yet dull but if closely looked upon. It was a Humongous sword with a blade made of adamantium with a length that is approximately <text:s/>one metre and twenty five centimetres. The hilt was reinforced with adamantium also, big enough to fit four normal human hands. </text:span>He sheathed the sword back in it’s scabbard he then <text:span text:style-name="T4">left</text:span> the scabbard <text:span text:style-name="T4">at</text:span> his <text:span text:style-name="T4">bed</text:span>. </text:p>
      <text:p text:style-name="P14"/>
      <text:p text:style-name="P5">JAHA</text:p>
      <text:p text:style-name="P14"/>
      <text:p text:style-name="P9">After two hours of back and forth brainstorming. <text:span text:style-name="T3">They found a way for the Ark to </text:span>stay together <text:span text:style-name="T3">while</text:span> surviv<text:span text:style-name="T3">ing</text:span> the entry to Earth. Jaha invited Martinus with him to the council to discuss “non-engineering matters” with the members. <text:span text:style-name="T4">Jaha told the members of the council his plan to send eight hundred people and Martinus using the drop pod they were to use for the delinquents and the exodus ship. The reasoning was that he wanted a perfect settlement that in the future could flourish into a big one. For this to be possible the location of the settlement was crucial to build a settlement. Another reason was that Jaha did not want to have to rely on the Ark in the ground. For if the Ark landed in an unfavourable terrain like a dessert they would have to have to move out and spend valuable time and resources to find a location to build a settlement. Jaha did not want to leave the survival of his people to chances thus compelling him to make this decision. So he convinced the council to agree with his plan. He further elaborated by telling them he his plan to send at least fifty soldiers down along with Martinus with the rest being workers. He also wanted for Martinus to lead the people there since he seems to be a good person to lead. The council questioned his plan about Martinus. Expecting being questioned he was prepared and immediately asked Martinus about his experiences. Once Martinus finished his story he and the others were a bit bothered by what the man had experienced before coming here. Yet the story of the mans life just compelled him even more to make him the leader of the forward group. He asked everyone again if they have any reservations with Martinus leading the forward group. All members having unanimously having no concern or reservation in the choice.</text:span></text:p>
      <text:p text:style-name="P7"/>
      <text:p text:style-name="P13">Night came and so did dinner. While at dinner everyone was gathered to big space including the delinquents for them to hear the councils announcement.</text:p>
      <text:p text:style-name="P13"><text:soft-page-break/></text:p>
      <text:p text:style-name="P10">“Everyone, <text:span text:style-name="T5">Earth is now safe for us to return to</text:span>” <text:span text:style-name="T5">Jaha paused and waited for the applause to die down.</text:span></text:p>
      <text:p text:style-name="P3">“but we do have a problem only 800 people can safely go to the ground, <text:span text:style-name="T5">but before you say anything </text:span>we do have a solution. <text:span text:style-name="T5">T</text:span>hat solution is to reinforce the Ark and have it land <text:span text:style-name="T5">on earth itself delivering the remaining people down</text:span>. <text:span text:style-name="T5">I</text:span>t will take at least a month to reinforce the Ark <text:span text:style-name="T5">enough</text:span>. <text:span text:style-name="T5">Reinforce it so that we won’t be separated in going down. Decreasing the chances of people dying. The reinforcement of the Ark will not only make sure we are not separated it will also make sure we don’t die on the way going down. Still there would be problems. We will have to find a location to erect our settlement. We will also have to survey the area for the resources that we would need. To solve this problem</text:span> we are sending 800 men and women to the ground to establish a settlement so that we don’t have to worry about food and shelter when we arrive” Jaha continued.</text:p>
      <text:p text:style-name="P3">“How do we know you’re telling the truth!?” questioned a man from the crowd.</text:p>
      <text:p text:style-name="P3">“<text:span text:style-name="T6">I hope you would put more trust in us Ridley. To answer your question though we, meaning me and the council will stay and will appoint the man Martinus there.</text:span>” Jaha <text:span text:style-name="T6">answered and pointed to Martinus</text:span></text:p>
      <text:p text:style-name="P3">“<text:span text:style-name="T6">Why is he the one leading? Shouldn’t our council and our elected chancellor be the one leading not some stranger who came from god knows where?” Shouted one of the guards lieutenant Graco.</text:span></text:p>
      <text:p text:style-name="P3">“<text:span text:style-name="T6">Because lieutenant Graco we have decided that he has the necesarry skills to lead our people in the ground. I will have people stay here later and make a list of people willing to go down first and build the settlement. Tomorrow I will announce to everyone who is to go down first and prepare the transport they will be using to go down” Jaha answered sharply. The rest seemed to not question him any further and so he let dinner officially start.</text:span></text:p>
      <text:p text:style-name="P3"/>
      <text:p text:style-name="P6">MARTINUS</text:p>
      <text:p text:style-name="P6"/>
      <text:p text:style-name="P15">Martinus returned to his bedroom immediately after dinner he decided that he will do the modification on his armour at this time. He decided that to review the information in his head. Judging from what he knew he will not need an air sealed armour since he wouldn’t be leaving earth anytime soon. So he started visualizing the result of his armour. He decided he will keep the helmet. The helmet was still a bit useful the material used for the lens were strong enough to withstand a full clip of an auto-gun to it. Though not having a vox grill he knew that his body was good enough to withstand any poison and disease he would encounter in the planet. <text:span text:style-name="T7">So he used his power sword and poked a multitude of tiny holes for him to breathe inside the helmet. The helmet in general was very tough probably could last a minute of bashing from his primarch’s fists. He decided that he will modify the armour to only have a chest plate. he also used his sword to carve a symbol of the salamanders into it. He of course kept the gauntlet and the boots. </text:span></text:p>
      <text:p text:style-name="P15"/>
      <text:p text:style-name="P15"><text:span text:style-name="T7">Noticing in his internal clock that it was time for breakfast he went out and went to grab some food.</text:span></text:p>
      <text:p text:style-name="P16">There he met a man called pike. Pike was a black-American man with an awesome moustache and a bald head. </text:p>
      <text:p text:style-name="P16">“so Martinus huh? The name is pike. I teach the people here Earth skills and survival” The now named pike said.</text:p>
      <text:p text:style-name="P16">“is that so. Would you mind if you could elaborate what skills you’re specifically teaching?” asked Martinus</text:p>
      <text:p text:style-name="P2">“<text:span text:style-name="T8">oh sorry about that thought you would know. Well basically I teach them how to hunt, how to build a basic shelter and things a person would need while naked in forest.”</text:span></text:p>
      <text:p text:style-name="P2">“<text:span text:style-name="T8">I see very interesting tell me have you ever hunted a giant lizard that can breathe fire.” and so the conversation continued between the two men for quite a long time. They eventually stopped when they heard the last person coming first to earth which was pike himself.</text:span></text:p>
      <text:p text:style-name="P2"><text:soft-page-break/>“<text:span text:style-name="T9">It was a pleasure meeting you pike I’ll see you later” said Martinus.</text:span></text:p>
      <text:p text:style-name="P2">“<text:span text:style-name="T9">nah the all the pleasure goes to me. I learned a lot of things from a true master such as you” Pike said standing up. With both shaking hands the both of them then left their own separate ways with Martinus going back to room to meditate, pray and await if anybody needs him.</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17T00:02:57.072000000</dc:date>
    <meta:editing-duration>PT48M27S</meta:editing-duration>
    <meta:editing-cycles>7</meta:editing-cycles>
    <meta:generator>LibreOffice/6.1.3.2$Windows_X86_64 LibreOffice_project/86daf60bf00efa86ad547e59e09d6bb77c699acb</meta:generator>
    <meta:document-statistic meta:table-count="0" meta:image-count="0" meta:object-count="0" meta:page-count="3" meta:paragraph-count="23" meta:word-count="1455" meta:character-count="7913" meta:non-whitespace-character-count="6476"/>
  </office:meta>
</office:document-meta>
</file>